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Steps: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style-name="ce1" office:value-type="float" office:value="1000000000" calcext:value-type="float">
            <text:p>1.00E+09</text:p>
          </table:table-cell>
          <table:table-cell table:style-name="ce1" office:value-type="float" office:value="10000000000" calcext:value-type="float">
            <text:p>1.00E+10</text:p>
          </table:table-cell>
          <table:table-cell office:value-type="string" calcext:value-type="string">
            <text:p>Decay</text:p>
          </table:table-cell>
        </table:table-row>
        <table:table-row table:style-name="ro1">
          <table:table-cell/>
          <table:table-cell office:value-type="string" calcext:value-type="string">
            <text:p><text:s/>Po216</text:p>
          </table:table-cell>
          <table:table-cell table:style-name="ce1" office:value-type="float" office:value="0.0427137730396483" calcext:value-type="float">
            <text:p>4.27E-02</text:p>
          </table:table-cell>
          <table:table-cell table:style-name="ce1" office:value-type="float" office:value="0.0427047722670116" calcext:value-type="float">
            <text:p>4.27E-02</text:p>
          </table:table-cell>
          <table:table-cell table:style-name="ce1" office:value-type="float" office:value="0.042703872259674" calcext:value-type="float">
            <text:p>4.27E-02</text:p>
          </table:table-cell>
          <table:table-cell table:style-name="ce1" office:value-type="float" office:value="0.0427037822692035" calcext:value-type="float">
            <text:p>4.27E-02</text:p>
          </table:table-cell>
          <table:table-cell table:style-name="ce1" office:value-type="float" office:value="0.0427037733068217" calcext:value-type="float">
            <text:p>4.27E-02</text:p>
          </table:table-cell>
          <table:table-cell table:style-name="ce1" office:value-type="float" office:value="0.0427037737563222" calcext:value-type="float">
            <text:p>4.27E-02</text:p>
          </table:table-cell>
          <table:table-cell table:style-name="ce2" office:value-type="float" office:value="0.04270377" calcext:value-type="float">
            <text:p>4.270377000E-02</text:p>
          </table:table-cell>
        </table:table-row>
        <table:table-row table:style-name="ro1">
          <table:table-cell/>
          <table:table-cell office:value-type="string" calcext:value-type="string">
            <text:p><text:s/>Pb212</text:p>
          </table:table-cell>
          <table:table-cell office:value-type="float" office:value="106.938500220092" calcext:value-type="float">
            <text:p>106.938500220092</text:p>
          </table:table-cell>
          <table:table-cell office:value-type="float" office:value="106.93850913757" calcext:value-type="float">
            <text:p>106.93850913757</text:p>
          </table:table-cell>
          <table:table-cell office:value-type="float" office:value="106.938510017869" calcext:value-type="float">
            <text:p>106.938510017869</text:p>
          </table:table-cell>
          <table:table-cell office:value-type="float" office:value="106.938510635588" calcext:value-type="float">
            <text:p>106.938510635588</text:p>
          </table:table-cell>
          <table:table-cell office:value-type="float" office:value="106.938506383621" calcext:value-type="float">
            <text:p>106.938506383621</text:p>
          </table:table-cell>
          <table:table-cell office:value-type="float" office:value="106.9385294984" calcext:value-type="float">
            <text:p>106.9385294984</text:p>
          </table:table-cell>
          <table:table-cell table:style-name="ce2" office:value-type="float" office:value="106.9385" calcext:value-type="float">
            <text:p>1.069385000E+02</text:p>
          </table:table-cell>
        </table:table-row>
        <table:table-row table:style-name="ro1">
          <table:table-cell/>
          <table:table-cell office:value-type="string" calcext:value-type="string">
            <text:p><text:s/>Bi212</text:p>
          </table:table-cell>
          <table:table-cell office:value-type="float" office:value="15.6895048208555" calcext:value-type="float">
            <text:p>15.6895048208555</text:p>
          </table:table-cell>
          <table:table-cell office:value-type="float" office:value="15.6895048954168" calcext:value-type="float">
            <text:p>15.6895048954168</text:p>
          </table:table-cell>
          <table:table-cell office:value-type="float" office:value="15.689504931404" calcext:value-type="float">
            <text:p>15.689504931404</text:p>
          </table:table-cell>
          <table:table-cell office:value-type="float" office:value="15.689504386534" calcext:value-type="float">
            <text:p>15.689504386534</text:p>
          </table:table-cell>
          <table:table-cell office:value-type="float" office:value="15.689505367746" calcext:value-type="float">
            <text:p>15.689505367746</text:p>
          </table:table-cell>
          <table:table-cell office:value-type="float" office:value="15.6895019919679" calcext:value-type="float">
            <text:p>15.6895019919679</text:p>
          </table:table-cell>
          <table:table-cell table:style-name="ce2" office:value-type="float" office:value="15.6895" calcext:value-type="float">
            <text:p>1.568950000E+01</text:p>
          </table:table-cell>
        </table:table-row>
        <table:table-row table:style-name="ro1">
          <table:table-cell/>
          <table:table-cell office:value-type="string" calcext:value-type="string">
            <text:p><text:s/>Tl208</text:p>
          </table:table-cell>
          <table:table-cell table:style-name="ce1" office:value-type="float" office:value="0.0593932928545056" calcext:value-type="float">
            <text:p>5.94E-02</text:p>
          </table:table-cell>
          <table:table-cell table:style-name="ce1" office:value-type="float" office:value="0.0593932850757149" calcext:value-type="float">
            <text:p>5.94E-02</text:p>
          </table:table-cell>
          <table:table-cell table:style-name="ce1" office:value-type="float" office:value="0.0593932824929312" calcext:value-type="float">
            <text:p>5.94E-02</text:p>
          </table:table-cell>
          <table:table-cell table:style-name="ce1" office:value-type="float" office:value="0.0593933121418305" calcext:value-type="float">
            <text:p>5.94E-02</text:p>
          </table:table-cell>
          <table:table-cell table:style-name="ce1" office:value-type="float" office:value="0.0593933735165644" calcext:value-type="float">
            <text:p>5.94E-02</text:p>
          </table:table-cell>
          <table:table-cell table:style-name="ce1" office:value-type="float" office:value="0.0593945804458505" calcext:value-type="float">
            <text:p>5.94E-02</text:p>
          </table:table-cell>
          <table:table-cell table:style-name="ce2" office:value-type="float" office:value="0.05939328" calcext:value-type="float">
            <text:p>5.939328000E-02</text:p>
          </table:table-cell>
        </table:table-row>
        <table:table-row table:style-name="ro1">
          <table:table-cell/>
          <table:table-cell office:value-type="string" calcext:value-type="string">
            <text:p><text:s/>Po212</text:p>
          </table:table-cell>
          <table:table-cell table:style-name="ce1" office:value-type="float" office:value="0.000000191820766935534" calcext:value-type="float">
            <text:p>1.92E-07</text:p>
          </table:table-cell>
          <table:table-cell table:style-name="ce1" office:value-type="float" office:value="0.0000000191820847072099" calcext:value-type="float">
            <text:p>1.92E-08</text:p>
          </table:table-cell>
          <table:table-cell table:style-name="ce1" office:value-type="float" office:value="0.00000000212947922896535" calcext:value-type="float">
            <text:p>2.13E-09</text:p>
          </table:table-cell>
          <table:table-cell table:style-name="ce1" office:value-type="float" office:value="0.000000000929819840394013" calcext:value-type="float">
            <text:p>9.30E-10</text:p>
          </table:table-cell>
          <table:table-cell table:style-name="ce1" office:value-type="float" office:value="0.000000000839852030067579" calcext:value-type="float">
            <text:p>8.40E-10</text:p>
          </table:table-cell>
          <table:table-cell table:style-name="ce1" office:value-type="float" office:value="0.000000000831279991360157" calcext:value-type="float">
            <text:p>8.31E-10</text:p>
          </table:table-cell>
          <table:table-cell table:style-name="ce2" office:value-type="float" office:value="0.0000000008302169" calcext:value-type="float">
            <text:p>8.302169000E-10</text:p>
          </table:table-cell>
        </table:table-row>
        <table:table-row table:style-name="ro1">
          <table:table-cell/>
          <table:table-cell office:value-type="string" calcext:value-type="string">
            <text:p><text:s/>Pb208</text:p>
          </table:table-cell>
          <table:table-cell office:value-type="float" office:value="300.119887701559" calcext:value-type="float">
            <text:p>300.119887701559</text:p>
          </table:table-cell>
          <table:table-cell office:value-type="float" office:value="300.119887888557" calcext:value-type="float">
            <text:p>300.119887888557</text:p>
          </table:table-cell>
          <table:table-cell office:value-type="float" office:value="300.119887903706" calcext:value-type="float">
            <text:p>300.119887903706</text:p>
          </table:table-cell>
          <table:table-cell office:value-type="float" office:value="300.11988795986" calcext:value-type="float">
            <text:p>300.11988795986</text:p>
          </table:table-cell>
          <table:table-cell office:value-type="float" office:value="300.119888071308" calcext:value-type="float">
            <text:p>300.119888071308</text:p>
          </table:table-cell>
          <table:table-cell office:value-type="float" office:value="300.119884498735" calcext:value-type="float">
            <text:p>300.119884498735</text:p>
          </table:table-cell>
          <table:table-cell table:style-name="ce2" office:value-type="float" office:value="300.1199" calcext:value-type="float">
            <text:p>3.001199000E+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formula="of:=MAX([.$I9];[.C9])/MIN([.$I9];[.C9])" office:value-type="float" office:value="1.00023424254225" calcext:value-type="float">
            <text:p>1.00023424254225</text:p>
          </table:table-cell>
          <table:table-cell table:formula="of:=MAX([.$I9];[.D9])/MIN([.$I9];[.D9])" office:value-type="float" office:value="1.00002347022316" calcext:value-type="float">
            <text:p>1.00002347022316</text:p>
          </table:table-cell>
          <table:table-cell table:formula="of:=MAX([.$I9];[.E9])/MIN([.$I9];[.E9])" office:value-type="float" office:value="1.00000239462872" calcext:value-type="float">
            <text:p>1.00000239462872</text:p>
          </table:table-cell>
          <table:table-cell table:formula="of:=MAX([.$I9];[.F9])/MIN([.$I9];[.F9])" office:value-type="float" office:value="1.00000028730961" calcext:value-type="float">
            <text:p>1.00000028730961</text:p>
          </table:table-cell>
          <table:table-cell table:formula="of:=MAX([.$I9];[.G9])/MIN([.$I9];[.G9])" office:value-type="float" office:value="1.00000007743629" calcext:value-type="float">
            <text:p>1.00000007743629</text:p>
          </table:table-cell>
          <table:table-cell table:formula="of:=MAX([.$I9];[.H9])/MIN([.$I9];[.H9])" office:value-type="float" office:value="1.00000008796231" calcext:value-type="float">
            <text:p>1.00000008796231</text:p>
          </table:table-cell>
          <table:table-cell/>
        </table:table-row>
        <table:table-row table:style-name="ro1">
          <table:table-cell table:number-columns-repeated="2"/>
          <table:table-cell table:formula="of:=MAX([.$I10];[.C10])/MIN([.$I10];[.C10])" office:value-type="float" office:value="1.00000000205812" calcext:value-type="float">
            <text:p>1.00000000205812</text:p>
          </table:table-cell>
          <table:table-cell table:formula="of:=MAX([.$I10];[.D10])/MIN([.$I10];[.D10])" office:value-type="float" office:value="1.00000008544696" calcext:value-type="float">
            <text:p>1.00000008544696</text:p>
          </table:table-cell>
          <table:table-cell table:formula="of:=MAX([.$I10];[.E10])/MIN([.$I10];[.E10])" office:value-type="float" office:value="1.00000009367879" calcext:value-type="float">
            <text:p>1.00000009367879</text:p>
          </table:table-cell>
          <table:table-cell table:formula="of:=MAX([.$I10];[.F10])/MIN([.$I10];[.F10])" office:value-type="float" office:value="1.00000009945518" calcext:value-type="float">
            <text:p>1.00000009945518</text:p>
          </table:table-cell>
          <table:table-cell table:formula="of:=MAX([.$I10];[.G10])/MIN([.$I10];[.G10])" office:value-type="float" office:value="1.00000005969432" calcext:value-type="float">
            <text:p>1.00000005969432</text:p>
          </table:table-cell>
          <table:table-cell table:formula="of:=MAX([.$I10];[.H10])/MIN([.$I10];[.H10])" office:value-type="float" office:value="1.00000027584452" calcext:value-type="float">
            <text:p>1.00000027584452</text:p>
          </table:table-cell>
          <table:table-cell/>
        </table:table-row>
        <table:table-row table:style-name="ro1">
          <table:table-cell table:number-columns-repeated="2"/>
          <table:table-cell table:formula="of:=MAX([.$I11];[.C11])/MIN([.$I11];[.C11])" office:value-type="float" office:value="1.00000030726636" calcext:value-type="float">
            <text:p>1.00000030726636</text:p>
          </table:table-cell>
          <table:table-cell table:formula="of:=MAX([.$I11];[.D11])/MIN([.$I11];[.D11])" office:value-type="float" office:value="1.00000031201866" calcext:value-type="float">
            <text:p>1.00000031201866</text:p>
          </table:table-cell>
          <table:table-cell table:formula="of:=MAX([.$I11];[.E11])/MIN([.$I11];[.E11])" office:value-type="float" office:value="1.00000031431238" calcext:value-type="float">
            <text:p>1.00000031431238</text:p>
          </table:table-cell>
          <table:table-cell table:formula="of:=MAX([.$I11];[.F11])/MIN([.$I11];[.F11])" office:value-type="float" office:value="1.00000027958405" calcext:value-type="float">
            <text:p>1.00000027958405</text:p>
          </table:table-cell>
          <table:table-cell table:formula="of:=MAX([.$I11];[.G11])/MIN([.$I11];[.G11])" office:value-type="float" office:value="1.00000034212346" calcext:value-type="float">
            <text:p>1.00000034212346</text:p>
          </table:table-cell>
          <table:table-cell table:formula="of:=MAX([.$I11];[.H11])/MIN([.$I11];[.H11])" office:value-type="float" office:value="1.00000012696184" calcext:value-type="float">
            <text:p>1.00000012696184</text:p>
          </table:table-cell>
          <table:table-cell/>
        </table:table-row>
        <table:table-row table:style-name="ro1">
          <table:table-cell table:number-columns-repeated="2"/>
          <table:table-cell table:formula="of:=MAX([.$I12];[.C12])/MIN([.$I12];[.C12])" office:value-type="float" office:value="1.0000002164303" calcext:value-type="float">
            <text:p>1.0000002164303</text:p>
          </table:table-cell>
          <table:table-cell table:formula="of:=MAX([.$I12];[.D12])/MIN([.$I12];[.D12])" office:value-type="float" office:value="1.00000008545941" calcext:value-type="float">
            <text:p>1.00000008545941</text:p>
          </table:table-cell>
          <table:table-cell table:formula="of:=MAX([.$I12];[.E12])/MIN([.$I12];[.E12])" office:value-type="float" office:value="1.00000004197329" calcext:value-type="float">
            <text:p>1.00000004197329</text:p>
          </table:table-cell>
          <table:table-cell table:formula="of:=MAX([.$I12];[.F12])/MIN([.$I12];[.F12])" office:value-type="float" office:value="1.00000054116948" calcext:value-type="float">
            <text:p>1.00000054116948</text:p>
          </table:table-cell>
          <table:table-cell table:formula="of:=MAX([.$I12];[.G12])/MIN([.$I12];[.G12])" office:value-type="float" office:value="1.00000157453106" calcext:value-type="float">
            <text:p>1.00000157453106</text:p>
          </table:table-cell>
          <table:table-cell table:formula="of:=MAX([.$I12];[.H12])/MIN([.$I12];[.H12])" office:value-type="float" office:value="1.00002189550485" calcext:value-type="float">
            <text:p>1.00002189550485</text:p>
          </table:table-cell>
          <table:table-cell/>
        </table:table-row>
        <table:table-row table:style-name="ro1">
          <table:table-cell table:number-columns-repeated="2"/>
          <table:table-cell table:formula="of:=MAX([.$I13];[.C13])/MIN([.$I13];[.C13])" office:value-type="float" office:value="231.048978809674" calcext:value-type="float">
            <text:p>231.048978809674</text:p>
          </table:table-cell>
          <table:table-cell table:formula="of:=MAX([.$I13];[.D13])/MIN([.$I13];[.D13])" office:value-type="float" office:value="23.1049075334529" calcext:value-type="float">
            <text:p>23.1049075334529</text:p>
          </table:table-cell>
          <table:table-cell table:formula="of:=MAX([.$I13];[.E13])/MIN([.$I13];[.E13])" office:value-type="float" office:value="2.56496733439822" calcext:value-type="float">
            <text:p>2.56496733439822</text:p>
          </table:table-cell>
          <table:table-cell table:formula="of:=MAX([.$I13];[.F13])/MIN([.$I13];[.F13])" office:value-type="float" office:value="1.11997219087447" calcext:value-type="float">
            <text:p>1.11997219087447</text:p>
          </table:table-cell>
          <table:table-cell table:formula="of:=MAX([.$I13];[.G13])/MIN([.$I13];[.G13])" office:value-type="float" office:value="1.01160555761703" calcext:value-type="float">
            <text:p>1.01160555761703</text:p>
          </table:table-cell>
          <table:table-cell table:formula="of:=MAX([.$I13];[.H13])/MIN([.$I13];[.H13])" office:value-type="float" office:value="1.00128049833743" calcext:value-type="float">
            <text:p>1.00128049833743</text:p>
          </table:table-cell>
          <table:table-cell/>
        </table:table-row>
        <table:table-row table:style-name="ro1">
          <table:table-cell table:number-columns-repeated="2"/>
          <table:table-cell table:formula="of:=MAX([.$I14];[.C14])/MIN([.$I14];[.C14])" office:value-type="float" office:value="1.00000004097843" calcext:value-type="float">
            <text:p>1.00000004097843</text:p>
          </table:table-cell>
          <table:table-cell table:formula="of:=MAX([.$I14];[.D14])/MIN([.$I14];[.D14])" office:value-type="float" office:value="1.00000004035535" calcext:value-type="float">
            <text:p>1.00000004035535</text:p>
          </table:table-cell>
          <table:table-cell table:formula="of:=MAX([.$I14];[.E14])/MIN([.$I14];[.E14])" office:value-type="float" office:value="1.00000004030487" calcext:value-type="float">
            <text:p>1.00000004030487</text:p>
          </table:table-cell>
          <table:table-cell table:formula="of:=MAX([.$I14];[.F14])/MIN([.$I14];[.F14])" office:value-type="float" office:value="1.00000004011777" calcext:value-type="float">
            <text:p>1.00000004011777</text:p>
          </table:table-cell>
          <table:table-cell table:formula="of:=MAX([.$I14];[.G14])/MIN([.$I14];[.G14])" office:value-type="float" office:value="1.00000003974642" calcext:value-type="float">
            <text:p>1.00000003974642</text:p>
          </table:table-cell>
          <table:table-cell table:formula="of:=MAX([.$I14];[.H14])/MIN([.$I14];[.H14])" office:value-type="float" office:value="1.00000005165024" calcext:value-type="float">
            <text:p>1.00000005165024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formula="of:=POWER(([.C9]-[.$I9]);2)" office:value-type="float" office:value="0.000000000100060802204768" calcext:value-type="float">
            <text:p>1.00060802204768E-10</text:p>
          </table:table-cell>
          <table:table-cell table:formula="of:=POWER(([.D9]-[.$I9]);2)" office:value-type="float" office:value="0.00000000000100453916252824" calcext:value-type="float">
            <text:p>1.00453916252824E-12</text:p>
          </table:table-cell>
          <table:table-cell table:formula="of:=POWER(([.E9]-[.$I9]);2)" office:value-type="float" office:value="0.0000000000000104570409321412" calcext:value-type="float">
            <text:p>1.04570409321412E-14</text:p>
          </table:table-cell>
          <table:table-cell table:formula="of:=POWER(([.F9]-[.$I9]);2)" office:value-type="float" office:value="1.50533353852964E-016" calcext:value-type="float">
            <text:p>1.50533353852964E-16</text:p>
          </table:table-cell>
          <table:table-cell table:formula="of:=POWER(([.G9]-[.$I9]);2)" office:value-type="float" office:value="1.09350697909813E-017" calcext:value-type="float">
            <text:p>1.09350697909813E-17</text:p>
          </table:table-cell>
          <table:table-cell table:formula="of:=POWER(([.H9]-[.$I9]);2)" office:value-type="float" office:value="1.41099565574508E-017" calcext:value-type="float">
            <text:p>1.41099565574508E-17</text:p>
          </table:table-cell>
          <table:table-cell/>
        </table:table-row>
        <table:table-row table:style-name="ro1">
          <table:table-cell table:number-columns-repeated="2"/>
          <table:table-cell table:formula="of:=POWER(([.C10]-[.$I10]);2)" office:value-type="float" office:value="0.0000000000000484404719275602" calcext:value-type="float">
            <text:p>4.84404719275602E-14</text:p>
          </table:table-cell>
          <table:table-cell table:formula="of:=POWER(([.D10]-[.$I10]);2)" office:value-type="float" office:value="0.0000000000834951811586017" calcext:value-type="float">
            <text:p>8.34951811586017E-11</text:p>
          </table:table-cell>
          <table:table-cell table:formula="of:=POWER(([.E10]-[.$I10]);2)" office:value-type="float" office:value="0.000000000100357705887889" calcext:value-type="float">
            <text:p>1.00357705887889E-10</text:p>
          </table:table-cell>
          <table:table-cell table:formula="of:=POWER(([.F10]-[.$I10]);2)" office:value-type="float" office:value="0.0000000001131157302464" calcext:value-type="float">
            <text:p>1.131157302464E-10</text:p>
          </table:table-cell>
          <table:table-cell table:formula="of:=POWER(([.G10]-[.$I10]);2)" office:value-type="float" office:value="0.000000000040750615606355" calcext:value-type="float">
            <text:p>4.0750615606355E-11</text:p>
          </table:table-cell>
          <table:table-cell table:formula="of:=POWER(([.H10]-[.$I10]);2)" office:value-type="float" office:value="0.000000000870155581390189" calcext:value-type="float">
            <text:p>8.70155581390189E-10</text:p>
          </table:table-cell>
          <table:table-cell/>
        </table:table-row>
        <table:table-row table:style-name="ro1">
          <table:table-cell table:number-columns-repeated="2"/>
          <table:table-cell table:formula="of:=POWER(([.C11]-[.$I11]);2)" office:value-type="float" office:value="0.0000000000232406478002494" calcext:value-type="float">
            <text:p>2.32406478002494E-11</text:p>
          </table:table-cell>
          <table:table-cell table:formula="of:=POWER(([.D11]-[.$I11]);2)" office:value-type="float" office:value="0.000000000023965105671151" calcext:value-type="float">
            <text:p>2.3965105671151E-11</text:p>
          </table:table-cell>
          <table:table-cell table:formula="of:=POWER(([.E11]-[.$I11]);2)" office:value-type="float" office:value="0.0000000000243187458123917" calcext:value-type="float">
            <text:p>2.43187458123917E-11</text:p>
          </table:table-cell>
          <table:table-cell table:formula="of:=POWER(([.F11]-[.$I11]);2)" office:value-type="float" office:value="0.0000000000192416805646203" calcext:value-type="float">
            <text:p>1.92416805646203E-11</text:p>
          </table:table-cell>
          <table:table-cell table:formula="of:=POWER(([.G11]-[.$I11]);2)" office:value-type="float" office:value="0.0000000000288126975652788" calcext:value-type="float">
            <text:p>2.88126975652788E-11</text:p>
          </table:table-cell>
          <table:table-cell table:formula="of:=POWER(([.H11]-[.$I11]);2)" office:value-type="float" office:value="0.00000000000396793596232333" calcext:value-type="float">
            <text:p>3.96793596232333E-12</text:p>
          </table:table-cell>
          <table:table-cell/>
        </table:table-row>
        <table:table-row table:style-name="ro1">
          <table:table-cell table:number-columns-repeated="2"/>
          <table:table-cell table:formula="of:=POWER(([.C12]-[.$I12]);2)" office:value-type="float" office:value="1.65238314012401E-016" calcext:value-type="float">
            <text:p>1.65238314012401E-16</text:p>
          </table:table-cell>
          <table:table-cell table:formula="of:=POWER(([.D12]-[.$I12]);2)" office:value-type="float" office:value="2.57628814338282E-017" calcext:value-type="float">
            <text:p>2.57628814338282E-17</text:p>
          </table:table-cell>
          <table:table-cell table:formula="of:=POWER(([.E12]-[.$I12]);2)" office:value-type="float" office:value="6.21470580366403E-018" calcext:value-type="float">
            <text:p>6.21470580366403E-18</text:p>
          </table:table-cell>
          <table:table-cell table:formula="of:=POWER(([.F12]-[.$I12]);2)" office:value-type="float" office:value="1.03309727029508E-015" calcext:value-type="float">
            <text:p>1.03309727029508E-15</text:p>
          </table:table-cell>
          <table:table-cell table:formula="of:=POWER(([.G12]-[.$I12]);2)" office:value-type="float" office:value="8.74534780976385E-015" calcext:value-type="float">
            <text:p>8.74534780976385E-15</text:p>
          </table:table-cell>
          <table:table-cell table:formula="of:=POWER(([.H12]-[.$I12]);2)" office:value-type="float" office:value="0.00000000000169115941014992" calcext:value-type="float">
            <text:p>1.69115941014992E-12</text:p>
          </table:table-cell>
          <table:table-cell/>
        </table:table-row>
        <table:table-row table:style-name="ro1">
          <table:table-cell table:number-columns-repeated="2"/>
          <table:table-cell table:formula="of:=POWER(([.C13]-[.$I13]);2)" office:value-type="float" office:value="0.0000000000000364773902028756" calcext:value-type="float">
            <text:p>3.64773902028756E-14</text:p>
          </table:table-cell>
          <table:table-cell table:formula="of:=POWER(([.D13]-[.$I13]);2)" office:value-type="float" office:value="3.36791052013306E-016" calcext:value-type="float">
            <text:p>3.36791052013306E-16</text:p>
          </table:table-cell>
          <table:table-cell table:formula="of:=POWER(([.E13]-[.$I13]);2)" office:value-type="float" office:value="1.68808259946847E-018" calcext:value-type="float">
            <text:p>1.68808259946847E-18</text:p>
          </table:table-cell>
          <table:table-cell table:formula="of:=POWER(([.F13]-[.$I13]);2)" office:value-type="float" office:value="9.92074573513325E-021" calcext:value-type="float">
            <text:p>9.92074573513325E-21</text:p>
          </table:table-cell>
          <table:table-cell table:formula="of:=POWER(([.G13]-[.$I13]);2)" office:value-type="float" office:value="9.28357314191649E-023" calcext:value-type="float">
            <text:p>9.28357314191649E-23</text:p>
          </table:table-cell>
          <table:table-cell table:formula="of:=POWER(([.H13]-[.$I13]);2)" office:value-type="float" office:value="1.13016324004128E-024" calcext:value-type="float">
            <text:p>1.13016324004128E-24</text:p>
          </table:table-cell>
          <table:table-cell/>
        </table:table-row>
        <table:table-row table:style-name="ro1">
          <table:table-cell table:number-columns-repeated="2"/>
          <table:table-cell table:formula="of:=POWER(([.C14]-[.$I14]);2)" office:value-type="float" office:value="0.000000000151251639665766" calcext:value-type="float">
            <text:p>1.51251639665766E-10</text:p>
          </table:table-cell>
          <table:table-cell table:formula="of:=POWER(([.D14]-[.$I14]);2)" office:value-type="float" office:value="0.000000000146687054953768" calcext:value-type="float">
            <text:p>1.46687054953768E-10</text:p>
          </table:table-cell>
          <table:table-cell table:formula="of:=POWER(([.E14]-[.$I14]);2)" office:value-type="float" office:value="0.000000000146320329227596" calcext:value-type="float">
            <text:p>1.46320329227596E-10</text:p>
          </table:table-cell>
          <table:table-cell table:formula="of:=POWER(([.F14]-[.$I14]);2)" office:value-type="float" office:value="0.000000000144964982333185" calcext:value-type="float">
            <text:p>1.44964982333185E-10</text:p>
          </table:table-cell>
          <table:table-cell table:formula="of:=POWER(([.G14]-[.$I14]);2)" office:value-type="float" office:value="0.00000000014229369156893" calcext:value-type="float">
            <text:p>1.4229369156893E-10</text:p>
          </table:table-cell>
          <table:table-cell table:formula="of:=POWER(([.H14]-[.$I14]);2)" office:value-type="float" office:value="0.000000000240289227519735" calcext:value-type="float">
            <text:p>2.40289227519735E-10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formula="of:=SUM([.C26:.C31])" office:value-type="float" office:value="0.000000000274638172771228" calcext:value-type="float">
            <text:p>2.74638172771228E-10</text:p>
          </table:table-cell>
          <table:table-cell table:formula="of:=SUM([.D26:.D31])" office:value-type="float" office:value="0.000000000255152243499983" calcext:value-type="float">
            <text:p>2.55152243499983E-10</text:p>
          </table:table-cell>
          <table:table-cell table:formula="of:=SUM([.E26:.E31])" office:value-type="float" office:value="0.000000000271007245871597" calcext:value-type="float">
            <text:p>2.71007245871597E-10</text:p>
          </table:table-cell>
          <table:table-cell table:formula="of:=SUM([.F26:.F31])" office:value-type="float" office:value="0.00000000027732357678475" calcext:value-type="float">
            <text:p>2.7732357678475E-10</text:p>
          </table:table-cell>
          <table:table-cell table:formula="of:=SUM([.G26:.G31])" office:value-type="float" office:value="0.000000000211865761023537" calcext:value-type="float">
            <text:p>2.11865761023537E-10</text:p>
          </table:table-cell>
          <table:table-cell table:formula="of:=SUM([.H26:.H31])" office:value-type="float" office:value="0.00000000111610391839236" calcext:value-type="float">
            <text:p>1.11610391839236E-0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4:54:18.771598287</meta:creation-date>
    <dc:date>2021-09-07T15:59:08.994752845</dc:date>
    <meta:editing-duration>PT24M19S</meta:editing-duration>
    <meta:editing-cycles>4</meta:editing-cycles>
    <meta:generator>LibreOffice/6.0.7.3$Linux_X86_64 LibreOffice_project/00m0$Build-3</meta:generator>
    <meta:document-statistic meta:table-count="1" meta:cell-count="134" meta:object-count="0"/>
  </office:meta>
</office:document-meta>
</file>